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45.83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18.52mm" svg:height="142.64mm" svg:x="231.93mm" svg:y="22.05mm">
            <loext:p draw:notify-on-update-of-ranges="Tabelle1.B1:Tabelle1.B1 Tabelle1.B2:Tabelle1.B101 Tabelle1.C1:Tabelle1.C1 Tabelle1.C2:Tabelle1.C101 Tabelle1.D1:Tabelle1.D1 Tabelle1.D2:Tabelle1.D101 Tabelle1.E1:Tabelle1.E1 Tabelle1.E2:Tabelle1.E101 Tabelle1.F1:Tabelle1.F1 Tabelle1.F2:Tabelle1.F101 Tabelle1.G1:Tabelle1.G1 Tabelle1.G2:Tabelle1.G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urchläufe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BRUTEFORCEDIAGONAL</text:p>
          </table:table-cell>
          <table:table-cell office:value-type="string" calcext:value-type="string">
            <text:p>RANDSHOOT</text:p>
          </table:table-cell>
          <table:table-cell office:value-type="string" calcext:value-type="string">
            <text:p>RANDSHOOTIS</text:p>
          </table:table-cell>
          <table:table-cell office:value-type="string" calcext:value-type="string">
            <text:p>INTELLISTRAT</text:p>
          </table:table-cell>
          <table:table-cell office:value-type="string" calcext:value-type="string">
            <text:p>INTELLISTRATDIAGONAL</text:p>
          </table:table-cell>
          <table:table-cell/>
          <table:table-cell office:value-type="string" calcext:value-type="string">
            <text:p>Auswertung: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BRUTEFORCE</text:p>
          </table:table-cell>
          <table:table-cell office:value-type="string" calcext:value-type="string">
            <text:p>BRUTEFORCEDIAGONAL</text:p>
          </table:table-cell>
          <table:table-cell office:value-type="string" calcext:value-type="string">
            <text:p>RANDSHOOT</text:p>
          </table:table-cell>
          <table:table-cell office:value-type="string" calcext:value-type="string">
            <text:p>RANDSHOOTIS</text:p>
          </table:table-cell>
          <table:table-cell office:value-type="string" calcext:value-type="string">
            <text:p>INTELLISTRAT</text:p>
          </table:table-cell>
          <table:table-cell office:value-type="string" calcext:value-type="string">
            <text:p>INTELLISTRATDIAG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85" calcext:value-type="float">
            <text:p>38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ttelwert</text:p>
          </table:table-cell>
          <table:table-cell table:formula="of:=AVERAGE([.B2:.B101])" office:value-type="float" office:value="96.91" calcext:value-type="float">
            <text:p>96,91</text:p>
          </table:table-cell>
          <table:table-cell table:formula="of:=AVERAGE([.C2:.C101])" office:value-type="float" office:value="97.11" calcext:value-type="float">
            <text:p>97,11</text:p>
          </table:table-cell>
          <table:table-cell table:formula="of:=AVERAGE([.D2:.D101])" office:value-type="float" office:value="388.57" calcext:value-type="float">
            <text:p>388,57</text:p>
          </table:table-cell>
          <table:table-cell table:formula="of:=AVERAGE([.E2:.E101])" office:value-type="float" office:value="98.02" calcext:value-type="float">
            <text:p>98,02</text:p>
          </table:table-cell>
          <table:table-cell table:formula="of:=AVERAGE([.F2:.F101])" office:value-type="float" office:value="69.61" calcext:value-type="float">
            <text:p>69,61</text:p>
          </table:table-cell>
          <table:table-cell table:formula="of:=AVERAGE([.G2:.G101])" office:value-type="float" office:value="56.28" calcext:value-type="float">
            <text:p>56,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dartabweichung</text:p>
          </table:table-cell>
          <table:table-cell table:formula="of:=STDEVP([.B2:.B101])" office:value-type="float" office:value="2.77162407263323" calcext:value-type="float">
            <text:p>2,7716240726</text:p>
          </table:table-cell>
          <table:table-cell table:formula="of:=STDEVP([.C2:.C101])" office:value-type="float" office:value="2.06346795468212" calcext:value-type="float">
            <text:p>2,0634679547</text:p>
          </table:table-cell>
          <table:table-cell table:formula="of:=STDEVP([.D2:.D101])" office:value-type="float" office:value="115.03106145733" calcext:value-type="float">
            <text:p>115,0310614573</text:p>
          </table:table-cell>
          <table:table-cell table:formula="of:=STDEVP([.E2:.E101])" office:value-type="float" office:value="2.20898166583609" calcext:value-type="float">
            <text:p>2,2089816658</text:p>
          </table:table-cell>
          <table:table-cell table:formula="of:=STDEVP([.F2:.F101])" office:value-type="float" office:value="4.36095173098717" calcext:value-type="float">
            <text:p>4,360951731</text:p>
          </table:table-cell>
          <table:table-cell table:formula="of:=STDEVP([.G2:.G101])" office:value-type="float" office:value="2.91231866388278" calcext:value-type="float">
            <text:p>2,9123186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87" calcext:value-type="float">
            <text:p>38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43" calcext:value-type="float">
            <text:p>44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77" calcext:value-type="float">
            <text:p>37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23" calcext:value-type="float">
            <text:p>323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536" calcext:value-type="float">
            <text:p>536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358" calcext:value-type="float">
            <text:p>358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394" calcext:value-type="float">
            <text:p>394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71" calcext:value-type="float">
            <text:p>57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75" calcext:value-type="float">
            <text:p>375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59" calcext:value-type="float">
            <text:p>659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411" calcext:value-type="float">
            <text:p>41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53" calcext:value-type="float">
            <text:p>25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577" calcext:value-type="float">
            <text:p>577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401" calcext:value-type="float">
            <text:p>401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681" calcext:value-type="float">
            <text:p>68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06" calcext:value-type="float">
            <text:p>406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40" calcext:value-type="float">
            <text:p>340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845" calcext:value-type="float">
            <text:p>84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637" calcext:value-type="float">
            <text:p>63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509" calcext:value-type="float">
            <text:p>50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48" calcext:value-type="float">
            <text:p>448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450" calcext:value-type="float">
            <text:p>45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411" calcext:value-type="float">
            <text:p>41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59" calcext:value-type="float">
            <text:p>259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49" calcext:value-type="float">
            <text:p>34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96" calcext:value-type="float">
            <text:p>396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90" calcext:value-type="float">
            <text:p>390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62" calcext:value-type="float">
            <text:p>36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32" calcext:value-type="float">
            <text:p>53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97" calcext:value-type="float">
            <text:p>29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66" calcext:value-type="float">
            <text:p>466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442" calcext:value-type="float">
            <text:p>44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4:10.302048262</meta:creation-date>
    <dc:date>2022-01-05T14:25:34.098565312</dc:date>
    <meta:editing-duration>PT1M3S</meta:editing-duration>
    <meta:editing-cycles>1</meta:editing-cycles>
    <meta:document-statistic meta:table-count="1" meta:cell-count="7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53cm" svg:height="14.265cm" xlink:href=".." xlink:type="simple" chart:class="chart:line" chart:style-name="ch1">
        <chart:legend chart:legend-position="end" svg:x="16.355cm" svg:y="5.588cm" style:legend-expansion="high" chart:style-name="ch2"/>
        <chart:plot-area chart:style-name="ch3" table:cell-range-address="Tabelle1.B1:Tabelle1.G101" chart:data-source-has-labels="row" svg:x="0.437cm" svg:y="0.285cm" svg:width="15.481cm" svg:height="13.695cm">
          <chartooo:coordinate-region svg:x="1.244cm" svg:y="0.484cm" svg:width="14.674cm" svg:height="12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01" chart:label-cell-address="Tabelle1.B1:Tabelle1.B1" chart:class="chart:line">
            <chart:data-point chart:repeated="100"/>
          </chart:series>
          <chart:series chart:style-name="ch7" chart:values-cell-range-address="Tabelle1.C2:Tabelle1.C101" chart:label-cell-address="Tabelle1.C1:Tabelle1.C1" chart:class="chart:line">
            <chart:data-point chart:repeated="100"/>
          </chart:series>
          <chart:series chart:style-name="ch8" chart:values-cell-range-address="Tabelle1.D2:Tabelle1.D101" chart:label-cell-address="Tabelle1.D1:Tabelle1.D1" chart:class="chart:line">
            <chart:data-point chart:repeated="100"/>
          </chart:series>
          <chart:series chart:style-name="ch9" chart:values-cell-range-address="Tabelle1.E2:Tabelle1.E101" chart:label-cell-address="Tabelle1.E1:Tabelle1.E1" chart:class="chart:line">
            <chart:data-point chart:repeated="100"/>
          </chart:series>
          <chart:series chart:style-name="ch10" chart:values-cell-range-address="Tabelle1.F2:Tabelle1.F101" chart:label-cell-address="Tabelle1.F1:Tabelle1.F1" chart:class="chart:line">
            <chart:data-point chart:repeated="100"/>
          </chart:series>
          <chart:series chart:style-name="ch11" chart:values-cell-range-address="Tabelle1.G2:Tabelle1.G101" chart:label-cell-address="Tabelle1.G1:Tabelle1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Tabelle1.B1:Tabelle1.B1</svg:desc>
                </draw:g>
              </table:table-cell>
              <table:table-cell office:value-type="string">
                <text:p>BRUTEFORCEDIAGONAL</text:p>
                <draw:g>
                  <svg:desc>Tabelle1.C1:Tabelle1.C1</svg:desc>
                </draw:g>
              </table:table-cell>
              <table:table-cell office:value-type="string">
                <text:p>RANDSHOOT</text:p>
                <draw:g>
                  <svg:desc>Tabelle1.D1:Tabelle1.D1</svg:desc>
                </draw:g>
              </table:table-cell>
              <table:table-cell office:value-type="string">
                <text:p>RANDSHOOTIS</text:p>
                <draw:g>
                  <svg:desc>Tabelle1.E1:Tabelle1.E1</svg:desc>
                </draw:g>
              </table:table-cell>
              <table:table-cell office:value-type="string">
                <text:p>INTELLISTRAT</text:p>
                <draw:g>
                  <svg:desc>Tabelle1.F1:Tabelle1.F1</svg:desc>
                </draw:g>
              </table:table-cell>
              <table:table-cell office:value-type="string">
                <text:p>INTELLISTRATDIAGONAL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Tabelle1.B2:Tabelle1.B101</svg:desc>
                </draw:g>
              </table:table-cell>
              <table:table-cell office:value-type="float" office:value="96">
                <text:p>96</text:p>
                <draw:g>
                  <svg:desc>Tabelle1.C2:Tabelle1.C101</svg:desc>
                </draw:g>
              </table:table-cell>
              <table:table-cell office:value-type="float" office:value="298">
                <text:p>298</text:p>
                <draw:g>
                  <svg:desc>Tabelle1.D2:Tabelle1.D101</svg:desc>
                </draw:g>
              </table:table-cell>
              <table:table-cell office:value-type="float" office:value="99">
                <text:p>99</text:p>
                <draw:g>
                  <svg:desc>Tabelle1.E2:Tabelle1.E101</svg:desc>
                </draw:g>
              </table:table-cell>
              <table:table-cell office:value-type="float" office:value="78">
                <text:p>78</text:p>
                <draw:g>
                  <svg:desc>Tabelle1.F2:Tabelle1.F101</svg:desc>
                </draw:g>
              </table:table-cell>
              <table:table-cell office:value-type="float" office:value="57">
                <text:p>57</text:p>
                <draw:g>
                  <svg:desc>Tabelle1.G2:Tabelle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85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24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232">
                <text:p>232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87">
                <text:p>387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443">
                <text:p>443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330">
                <text:p>330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3">
                <text:p>323</text:p>
              </table:table-cell>
              <table:table-cell office:value-type="float" office:value="95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536">
                <text:p>536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325">
                <text:p>325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47">
                <text:p>347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358">
                <text:p>358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394">
                <text:p>394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352">
                <text:p>352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571">
                <text:p>571</text:p>
              </table:table-cell>
              <table:table-cell office:value-type="float" office:value="93">
                <text:p>93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271">
                <text:p>271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6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32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75">
                <text:p>375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533">
                <text:p>533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59">
                <text:p>659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411">
                <text:p>411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53">
                <text:p>253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449">
                <text:p>449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77">
                <text:p>577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401">
                <text:p>401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33">
                <text:p>333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39">
                <text:p>239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483">
                <text:p>483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81">
                <text:p>681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291">
                <text:p>291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97">
                <text:p>297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98">
                <text:p>498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07">
                <text:p>607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06">
                <text:p>406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40">
                <text:p>340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19">
                <text:p>41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04">
                <text:p>30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82">
                <text:p>382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65">
                <text:p>465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375">
                <text:p>37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845">
                <text:p>845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637">
                <text:p>637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509">
                <text:p>509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19">
                <text:p>419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7">
                <text:p>307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18">
                <text:p>418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64">
                <text:p>364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423">
                <text:p>423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448">
                <text:p>448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01">
                <text:p>301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50">
                <text:p>450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589">
                <text:p>589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14">
                <text:p>414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411">
                <text:p>411</text:p>
              </table:table-cell>
              <table:table-cell office:value-type="float" office:value="97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9">
                <text:p>259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413">
                <text:p>41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98">
                <text:p>98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90">
                <text:p>390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62">
                <text:p>362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263">
                <text:p>263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05">
                <text:p>40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32">
                <text:p>532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52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61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66">
                <text:p>466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61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7">
                <text:p>267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56">
                <text:p>656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74">
                <text:p>474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62">
                <text:p>362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442">
                <text:p>442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